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onsPlusNormal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12pt" style:font-size-asian="12pt" style:font-size-complex="12pt"/>
    </style:style>
    <style:style style:name="P3" style:parent-style-name="ConsPlusNormal" style:family="paragraph">
      <style:paragraph-properties fo:text-align="justify" fo:text-indent="0.375in"/>
    </style:style>
    <style:style style:name="TableColumn5" style:family="table-column">
      <style:table-column-properties style:column-width="0.1in" style:use-optimal-column-width="false"/>
    </style:style>
    <style:style style:name="TableColumn6" style:family="table-column">
      <style:table-column-properties style:column-width="0.6208in" style:use-optimal-column-width="false"/>
    </style:style>
    <style:style style:name="TableColumn7" style:family="table-column">
      <style:table-column-properties style:column-width="3.418in" style:use-optimal-column-width="false"/>
    </style:style>
    <style:style style:name="TableColumn8" style:family="table-column">
      <style:table-column-properties style:column-width="1.1902in" style:use-optimal-column-width="false"/>
    </style:style>
    <style:style style:name="TableColumn9" style:family="table-column">
      <style:table-column-properties style:column-width="1.1125in" style:use-optimal-column-width="false"/>
    </style:style>
    <style:style style:name="TableColumn10" style:family="table-column">
      <style:table-column-properties style:column-width="0.0409in" style:use-optimal-column-width="false"/>
    </style:style>
    <style:style style:name="Table4" style:family="table">
      <style:table-properties style:width="6.4826in" fo:margin-left="0.544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1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1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2" style:family="table-cell">
      <style:table-cell-properties fo:border-top="0.0069in solid #00000A" fo:border-left="0.0069in solid #00000A" fo:border-bottom="0.0069in solid #00000A" fo:border-right="none" style:writing-mode="lr-tb" fo:padding-top="0.0708in" fo:padding-left="0.043in" fo:padding-bottom="0.0708in" fo:padding-right="0.043in"/>
    </style:style>
    <style:style style:name="P2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0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3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2" style:parent-style-name="ConsPlusNormal" style:family="paragraph">
      <style:text-properties fo:font-size="12pt" style:font-size-asian="12pt" style:font-size-complex="12pt"/>
    </style:style>
    <style:style style:name="TableCell3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34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3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6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4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" style:parent-style-name="ConsPlusNormal" style:family="paragraph">
      <style:text-properties fo:font-size="12pt" style:font-size-asian="12pt" style:font-size-complex="12pt"/>
    </style:style>
    <style:style style:name="TableCell4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4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4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7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2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5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4" style:parent-style-name="ConsPlusNormal" style:family="paragraph">
      <style:text-properties fo:font-size="12pt" style:font-size-asian="12pt" style:font-size-complex="12pt"/>
    </style:style>
    <style:style style:name="TableCell5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56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5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8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61" style:family="table-row">
      <style:table-row-properties style:min-row-height="0.2375in" style:use-optimal-row-height="false"/>
    </style:style>
    <style:style style:name="TableCell6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6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5" style:parent-style-name="ConsPlusNormal" style:family="paragraph">
      <style:text-properties fo:font-size="12pt" style:font-size-asian="12pt" style:font-size-complex="12pt"/>
    </style:style>
    <style:style style:name="TableCell6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67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6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72" style:family="table-row">
      <style:table-row-properties style:min-row-height="0.3673in" style:use-optimal-row-height="false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2375in" style:use-optimal-row-height="false"/>
    </style:style>
    <style:style style:name="TableCell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6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7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8" style:parent-style-name="ConsPlusNormal" style:family="paragraph">
      <style:text-properties fo:font-size="12pt" style:font-size-asian="12pt" style:font-size-complex="12pt"/>
    </style:style>
    <style:style style:name="TableCell7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80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8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2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P84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85" style:family="table-row">
      <style:table-row-properties style:min-row-height="0.3673in" style:use-optimal-row-height="false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Row87" style:family="table-row">
      <style:table-row-properties style:min-row-height="0.2375in" style:use-optimal-row-height="false"/>
    </style:style>
    <style:style style:name="TableCell8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9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9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1" style:parent-style-name="ConsPlusNormal" style:family="paragraph">
      <style:paragraph-properties fo:margin-left="0.1965in">
        <style:tab-stops/>
      </style:paragraph-properties>
      <style:text-properties fo:font-size="12pt" style:font-size-asian="12pt" style:font-size-complex="12pt"/>
    </style:style>
    <style:style style:name="TableCell92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93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9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5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P97" style:parent-style-name="ConsPlusNormal" style:family="paragraph">
      <style:paragraph-properties fo:text-align="center"/>
      <style:text-properties fo:font-size="12pt" style:font-size-asian="12pt" style:font-size-complex="12pt"/>
    </style:style>
    <style:style style:name="TableRow98" style:family="table-row">
      <style:table-row-properties style:min-row-height="0.3673in" style:use-optimal-row-height="false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ConsPlusNormal" style:family="paragraph">
      <style:text-properties fo:font-size="12pt" style:font-size-asian="12pt" style:font-size-complex="12pt"/>
    </style:style>
    <style:style style:name="P101" style:parent-style-name="ConsPlusNormal" style:family="paragraph">
      <style:text-properties fo:font-size="12pt" style:font-size-asian="12pt" style:font-size-complex="12pt"/>
    </style:style>
    <style:style style:name="P102" style:parent-style-name="ConsPlusNormal" style:family="paragraph">
      <style:text-properties fo:font-size="12pt" style:font-size-asian="12pt" style:font-size-complex="12pt"/>
    </style:style>
    <style:style style:name="P103" style:parent-style-name="ConsPlusNormal" style:family="paragraph">
      <style:text-properties fo:font-size="12pt" style:font-size-asian="12pt" style:font-size-complex="12pt"/>
    </style:style>
    <style:style style:name="P104" style:parent-style-name="ConsPlusNormal" style:family="paragraph">
      <style:text-properties fo:font-size="12pt" style:font-size-asian="12pt" style:font-size-complex="12pt"/>
    </style:style>
    <style:style style:name="P105" style:parent-style-name="ConsPlus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Форма 4.6 Информация о наличии (отсутствии) технической возможности подключения к системе теплоснабжения<text:span text:style-name="T2"><text:s/>МУП «Балаково-Водоканал»</text:span>, а также о регистрации и ходе реализации заявок о<text:s/>подключении к системе теплоснабжения за период с 01.07.2020 г. по 30.09.2020г.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4">
            <text:p text:style-name="P15">Параметры формы</text:p>
          </table:table-cell>
          <table:covered-table-cell/>
          <table:covered-table-cell/>
          <table:covered-table-cell/>
          <table:table-cell table:style-name="TableCell16">
            <text:p text:style-name="Standard"/>
          </table:table-cell>
        </table:table-row>
        <table:table-row table:style-name="TableRow17">
          <table:table-cell table:style-name="TableCell18" table:number-columns-spanned="2">
            <text:p text:style-name="P19">N п/п</text:p>
          </table:table-cell>
          <table:covered-table-cell/>
          <table:table-cell table:style-name="TableCell20">
            <text:p text:style-name="P21">Наименование параметра</text:p>
          </table:table-cell>
          <table:table-cell table:style-name="TableCell22">
            <text:p text:style-name="P23">Единица измерения</text:p>
          </table:table-cell>
          <table:table-cell table:style-name="TableCell24">
            <text:p text:style-name="P25">Информация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 table:number-columns-spanned="2">
            <text:p text:style-name="P30">1</text:p>
          </table:table-cell>
          <table:covered-table-cell/>
          <table:table-cell table:style-name="TableCell31">
            <text:p text:style-name="P32">Количество поданных заявок</text:p>
          </table:table-cell>
          <table:table-cell table:style-name="TableCell33">
            <text:p text:style-name="P34">ед.</text:p>
          </table:table-cell>
          <table:table-cell table:style-name="TableCell35">
            <text:p text:style-name="P36">0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 table:number-columns-spanned="2">
            <text:p text:style-name="P41">2</text:p>
          </table:table-cell>
          <table:covered-table-cell/>
          <table:table-cell table:style-name="TableCell42">
            <text:p text:style-name="P43">Количество исполненных заявок</text:p>
          </table:table-cell>
          <table:table-cell table:style-name="TableCell44">
            <text:p text:style-name="P45">ед.</text:p>
          </table:table-cell>
          <table:table-cell table:style-name="TableCell46">
            <text:p text:style-name="P47">0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 table:number-columns-spanned="2">
            <text:p text:style-name="P52">3</text:p>
          </table:table-cell>
          <table:covered-table-cell/>
          <table:table-cell table:style-name="TableCell53">
            <text:p text:style-name="P54">Количество заявок<text:s/>с решением об отказе в подключении</text:p>
          </table:table-cell>
          <table:table-cell table:style-name="TableCell55">
            <text:p text:style-name="P56">ед.</text:p>
          </table:table-cell>
          <table:table-cell table:style-name="TableCell57">
            <text:p text:style-name="P58">0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 table:number-columns-spanned="2" table:number-rows-spanned="2">
            <text:p text:style-name="P63">4</text:p>
          </table:table-cell>
          <table:covered-table-cell/>
          <table:table-cell table:style-name="TableCell64" table:number-rows-spanned="2">
            <text:p text:style-name="P65">Причины отказа в подключении</text:p>
          </table:table-cell>
          <table:table-cell table:style-name="TableCell66" table:number-rows-spanned="2">
            <text:p text:style-name="P67">x</text:p>
          </table:table-cell>
          <table:table-cell table:style-name="TableCell68" table:number-rows-spanned="2">
            <text:p text:style-name="P69">0</text:p>
          </table:table-cell>
          <table:table-cell table:style-name="TableCell70">
            <text:p text:style-name="P71"/>
          </table:table-cell>
        </table:table-row>
        <table:table-row table:style-name="TableRow72">
          <table:covered-table-cell>
            <text:p text:style-name="Обычный"/>
          </table:covered-table-cell>
          <table:covered-table-cell/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73">
            <text:p text:style-name="Обычный"/>
          </table:table-cell>
        </table:table-row>
        <table:table-row table:style-name="TableRow74">
          <table:table-cell table:style-name="TableCell75" table:number-columns-spanned="2" table:number-rows-spanned="2">
            <text:p text:style-name="P76">5</text:p>
          </table:table-cell>
          <table:covered-table-cell/>
          <table:table-cell table:style-name="TableCell77" table:number-rows-spanned="2">
            <text:p text:style-name="P78">Резерв мощности системы теплоснабжения в течение квартала, в том числе:</text:p>
          </table:table-cell>
          <table:table-cell table:style-name="TableCell79" table:number-rows-spanned="2">
            <text:p text:style-name="P80">Гкал/час</text:p>
          </table:table-cell>
          <table:table-cell table:style-name="TableCell81" table:number-rows-spanned="2">
            <text:p text:style-name="P82">0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Обычный"/>
          </table:covered-table-cell>
          <table:covered-table-cell/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86">
            <text:p text:style-name="Обычный"/>
          </table:table-cell>
        </table:table-row>
        <table:table-row table:style-name="TableRow87">
          <table:table-cell table:style-name="TableCell88" table:number-columns-spanned="2" table:number-rows-spanned="2">
            <text:p text:style-name="P89">5.1</text:p>
          </table:table-cell>
          <table:covered-table-cell/>
          <table:table-cell table:style-name="TableCell90" table:number-rows-spanned="2">
            <text:p text:style-name="P91">- система теплоснабжения</text:p>
          </table:table-cell>
          <table:table-cell table:style-name="TableCell92" table:number-rows-spanned="2">
            <text:p text:style-name="P93">Гкал/час</text:p>
          </table:table-cell>
          <table:table-cell table:style-name="TableCell94" table:number-rows-spanned="2">
            <text:p text:style-name="P95">0</text:p>
          </table:table-cell>
          <table:table-cell table:style-name="TableCell96">
            <text:p text:style-name="P97"/>
          </table:table-cell>
        </table:table-row>
        <table:table-row table:style-name="TableRow98">
          <table:covered-table-cell>
            <text:p text:style-name="Обычный"/>
          </table:covered-table-cell>
          <table:covered-table-cell/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99">
            <text:p text:style-name="Обычный"/>
          </table:table-cell>
        </table:table-row>
      </table:table>
      <text:p text:style-name="ConsPlusNormal"/>
      <text:p text:style-name="ConsPlusNormal"/>
      <text:p text:style-name="ConsPlusNormal"/>
      <text:p text:style-name="ConsPlusNormal"/>
      <text:p text:style-name="P100"/>
      <text:p text:style-name="P101"/>
      <text:p text:style-name="P102"/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sPlusNormal" style:display-name="ConsPlusNormal" style:family="paragraph">
      <style:paragraph-properties fo:margin-bottom="0in" fo:line-height="100%"/>
      <style:text-properties style:font-name-asian="Times New Roman" style:font-name-complex="Calibri" style:font-size-complex="10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3937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розова Елена</meta:initial-creator>
    <dc:creator>Морозова Елена</dc:creator>
    <meta:creation-date>2019-07-10T04:51:00Z</meta:creation-date>
    <dc:date>2020-10-07T10:18:00Z</dc:date>
    <meta:print-date>2019-07-10T05:03:00Z</meta:print-date>
    <meta:template xlink:href="Normal" xlink:type="simple"/>
    <meta:editing-cycles>5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0" meta:character-count="672" meta:row-count="4" meta:non-whitespace-character-count="573"/>
  </office:meta>
</office:document-meta>
</file>